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ota di Sabrina su modalità studio e riferimenti lezioni sul Cormen.</text:span></text:p>
      <text:p text:style-name="Standard"><text:span text:style-name="T1">---</text:span></text:p>
      <text:p text:style-name="Standard"/>
      <text:p text:style-name="Standard">le videolezioni fanno riferimento a un testo diverso dal Cormen per questo non vi trovate con i riferimenti.</text:p>
      <text:p text:style-name="Standard"/>
      <text:p text:style-name="Standard">In pratica voi dovreste studiare i contenuti del corso online appoggiandovi al testo del Cormen e alle videolezioni online in primis, usando come ulteriore supporto le lezioni del corso in presenza.</text:p>
      <text:p text:style-name="Standard"/>
      <text:p text:style-name="Standard">I vostri colleghi dello scorso anno avevano individuato questo elenco di argomenti del libro da studiare per l'esame:</text:p>
      <text:p text:style-name="Standard"/>
      <text:p text:style-name="Standard"/>
      <text:list xml:id="list88058015" text:style-name="WWNum1">
        <text:list-item>
          <text:p text:style-name="P1">Intro - Complessità - Notazioni di Landau - Selection Sort</text:p>
        </text:list-item>
        <text:list-item>
          <text:p text:style-name="P1">Confronto asintotico funzioni - Soluzioni per la ricorrenza - Strutture dati astratte - Insiemi dinamici – Pila, Induzione + Metodo dell'esperto</text:p>
        </text:list-item>
        <text:list-item>
          <text:p text:style-name="P1">Coda - Coda con sentinella - Alberi radicati/binari/n-ari - Metodi di visita</text:p>
        </text:list-item>
        <text:list-item>
          <text:p text:style-name="P1">Ordinamento: Insertion Sort - Merge Sort - Heap Sort - Quick Sort - Complessita' del problema dell'ordinamento e valutazione - CountingSort - RadixSort - BucketSort</text:p>
        </text:list-item>
        <text:list-item>
          <text:p text:style-name="P1">Hashing, funzione hash (ben formata)</text:p>
        </text:list-item>
        <text:list-item>
          <text:p text:style-name="P1">Alberi binari di ricerca: Operazioni in O(log n)</text:p>
        </text:list-item>
        <text:list-item>
          <text:p text:style-name="P1">Alberi bilanciati (AVL)</text:p>
        </text:list-item>
        <text:list-item>
          <text:p text:style-name="P1">Grafi: Algoritmi di visita BFS (ampiezza), DFS (profondità) -</text:p>
        </text:list-item>
        <text:list-item>
          <text:p text:style-name="P1">Grafi: ordinamento topologico (soluzione diretta e DFS) - componenti fortemente connesse</text:p>
        </text:list-item>
        <text:list-item>
          <text:p text:style-name="P1">Albero di copertura - Cammini minimi: Algoritmi di Kruskal e di Prim</text:p>
        </text:list-item>
        <text:list-item>
          <text:p text:style-name="P1">Complessità</text:p>
        </text:list-item>
        <text:list-item>
          <text:p text:style-name="P1"><text:s text:c="10"/>- Componenti fortemente connesse</text:p>
        </text:list-item>
        <text:list-item>
          <text:p text:style-name="P1"><text:s text:c="10"/>- Ordine topologico di un grafo (semplice e con DFS)</text:p>
        </text:list-item>
        <text:list-item>
          <text:p text:style-name="P1"><text:s text:c="10"/>- Dato un grafo dire quale ordinamento topologico è corretto</text:p>
        </text:list-item>
        <text:list-item>
          <text:p text:style-name="P1"><text:s text:c="10"/>- Dato un grafo calcolare l'albero di copertura minimo</text:p>
        </text:list-item>
        <text:list-item>
          <text:p text:style-name="P1"><text:soft-page-break/>Scrittura algoritmo su albero binario</text:p>
        </text:list-item>
        <text:list-item>
          <text:p text:style-name="P1">Complessità con albero di ricorsione</text:p>
        </text:list-item>
        <text:list-item>
          <text:p text:style-name="P1">Scrittura di algoritmo divide et impera su array</text:p>
        </text:list-item>
        <text:list-item>
          <text:p text:style-name="P1">Descrizione e complessità di algoritmo dato</text:p>
        </text:list-item>
        <text:list-item>
          <text:p text:style-name="P1">Scrittura di algoritmo su grafo non orientato</text:p>
        </text:list-item>
        <text:list-item>
          <text:p text:style-name="P1">Cammini minimi da sorgente unica: - Rilassamento</text:p>
        </text:list-item>
        <text:list-item>
          <text:p text:style-name="P1"><text:s text:c="65"/>- Algoritmo Bellman-Ford</text:p>
        </text:list-item>
        <text:list-item>
          <text:p text:style-name="P1"><text:s text:c="65"/>- Algoritmo DAG (con ordine topologico)</text:p>
        </text:list-item>
        <text:list-item>
          <text:p text:style-name="P1"><text:s text:c="65"/>- Algoritmo Dijkstra</text:p>
        </text:list-item>
        <text:list-item>
          <text:p text:style-name="P1"><text:s text:c="2"/>- Merge Sort visuale</text:p>
        </text:list-item>
        <text:list-item>
          <text:p text:style-name="P1"><text:s text:c="65"/>- Determinazione componenti fortemente connesse</text:p>
        </text:list-item>
        <text:list-item>
          <text:p text:style-name="P1"><text:s/></text:p>
        </text:list-item>
        <text:list-item>
          <text:p text:style-name="P1">-Alberi di connessione minima (Prim)</text:p>
        </text:list-item>
        <text:list-item>
          <text:p text:style-name="P1">Alberi di connnessione minima (Kruskal)</text:p>
        </text:list-item>
        <text:list-item>
          <text:p text:style-name="P1">Scrittura di algoritmo ricorsivo su albero binario di ricerca</text:p>
        </text:list-item>
        <text:list-item>
          <text:p text:style-name="P1">Complessità per induzione</text:p>
        </text:list-item>
        <text:list-item>
          <text:p text:style-name="P1">Complessità con metodo dell'esperto</text:p>
        </text:list-item>
        <text:list-item>
          <text:p text:style-name="P1">Scrittura algoritmo su grafo (dato il 28-11-2012)</text:p>
        </text:list-item>
        <text:list-item>
          <text:p text:style-name="P1">Scrittura algoritmo su albero binario (dato il 28-11-2012)</text:p>
        </text:list-item>
        <text:list-item>
          <text:p text:style-name="P1">Strutture dati per insiemi disgiunti: Implementazione con le liste e con foreste, euristiche e implicazione sulla complessità <text:s text:c="21"/></text:p>
        </text:list-item>
        <text:list-item>
          <text:p text:style-name="P1">Ricorsione</text:p>
        </text:list-item>
        <text:list-item>
          <text:p text:style-name="P1">Programmazione dinamica e greedy</text:p>
        </text:list-item>
        <text:list-item>
          <text:p text:style-name="P1">Codifica di Huffman (tema di febbraio 2011)</text:p>
        </text:list-item>
        <text:list-item>
          <text:p text:style-name="P1">Scrittura Algoritmo su albero binario di ricerca (numero massimo di ripetizioni)</text:p>
        </text:list-item>
        <text:list-item>
          <text:p text:style-name="P1">Scrittura Algoritmo su albero (numero di foglie)</text:p>
        </text:list-item>
        <text:list-item>
          <text:p text:style-name="P1">Scrittura Algoritmo su albero binario di ricerca (restituzione informazioni su chiavi)</text:p>
        </text:list-item>
        <text:list-item>
          <text:p text:style-name="P1"><text:soft-page-break/>Scrittura Algoritmo di visita di un grafo (raggiungibilità dei nodi)</text:p>
        </text:list-item>
        <text:list-item>
          <text:p text:style-name="P1">Scrittura Algoritmo su albero binario di ricerca (previsita)</text:p>
        </text:list-item>
        <text:list-item>
          <text:p text:style-name="P1">Scrittura Algoritmo su albero binario di ricerca</text:p>
        </text:list-item>
        <text:list-item>
          <text:p text:style-name="P1">Complessità metodo espert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0" meta:word-count="459" meta:character-count="3256" meta:non-whitespace-character-count="2565"/>
    <meta:generator>LibreOfficeDev/6.0.5.2$Linux_X86_64 LibreOffice_project/</meta:generator>
  </office:meta>
</office:document-meta>
</file>